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7cm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311cm" svg:height="0.997cm" svg:x="9.919cm" svg:y="14.904cm">
            <draw:text-box>
              <text:p><text:span text:style-name="T1">Patron 2</text:span></text:p>
            </draw:text-box>
          </draw:frame>
          <draw:g>
            <draw:line draw:style-name="gr2" draw:text-style-name="P2" draw:layer="layout" svg:x1="10.061cm" svg:y1="14.618cm" svg:x2="10.061cm" svg:y2="15.739cm">
              <text:p/>
            </draw:line>
            <draw:line draw:style-name="gr2" draw:text-style-name="P2" draw:layer="layout" svg:x1="9.337cm" svg:y1="14.627cm" svg:x2="12.254cm" svg:y2="14.627cm">
              <text:p/>
            </draw:line>
            <draw:line draw:style-name="gr2" draw:text-style-name="P2" draw:layer="layout" svg:x1="11.526cm" svg:y1="14.632cm" svg:x2="11.526cm" svg:y2="15.725cm">
              <text:p/>
            </draw:line>
            <draw:line draw:style-name="gr2" draw:text-style-name="P2" draw:layer="layout" svg:x1="11.526cm" svg:y1="15.718cm" svg:x2="12.257cm" svg:y2="15.718cm">
              <text:p/>
            </draw:line>
            <draw:line draw:style-name="gr2" draw:text-style-name="P2" draw:layer="layout" svg:x1="10.069cm" svg:y1="13.991cm" svg:x2="11.531cm" svg:y2="13.991cm">
              <text:p/>
            </draw:line>
            <draw:line draw:style-name="gr2" draw:text-style-name="P2" draw:layer="layout" svg:x1="9.338cm" svg:y1="14.612cm" svg:x2="9.338cm" svg:y2="15.733cm">
              <text:p/>
            </draw:line>
            <draw:line draw:style-name="gr2" draw:text-style-name="P2" draw:layer="layout" svg:x1="11.526cm" svg:y1="15.731cm" svg:x2="11.526cm" svg:y2="17.193cm">
              <text:p/>
            </draw:line>
            <draw:line draw:style-name="gr2" draw:text-style-name="P2" draw:layer="layout" svg:x1="10.061cm" svg:y1="13.987cm" svg:x2="10.061cm" svg:y2="14.626cm">
              <text:p/>
            </draw:line>
            <draw:line draw:style-name="gr2" draw:text-style-name="P2" draw:layer="layout" svg:x1="10.061cm" svg:y1="12.903cm" svg:x2="11.523cm" svg:y2="12.903cm">
              <text:p/>
            </draw:line>
            <draw:line draw:style-name="gr2" draw:text-style-name="P2" draw:layer="layout" svg:x1="12.265cm" svg:y1="14.627cm" svg:x2="12.265cm" svg:y2="17.196cm">
              <text:p/>
            </draw:line>
            <draw:line draw:style-name="gr2" draw:text-style-name="P2" draw:layer="layout" svg:x1="11.526cm" svg:y1="17.178cm" svg:x2="12.257cm" svg:y2="17.178cm">
              <text:p/>
            </draw:line>
            <draw:line draw:style-name="gr2" draw:text-style-name="P2" draw:layer="layout" svg:x1="11.522cm" svg:y1="13.987cm" svg:x2="11.522cm" svg:y2="14.626cm">
              <text:p/>
            </draw:line>
            <draw:line draw:style-name="gr2" draw:text-style-name="P2" draw:layer="layout" svg:x1="9.333cm" svg:y1="15.718cm" svg:x2="11.534cm" svg:y2="15.718cm">
              <text:p/>
            </draw:line>
            <draw:line draw:style-name="gr2" draw:text-style-name="P2" draw:layer="layout" svg:x1="11.526cm" svg:y1="12.895cm" svg:x2="11.526cm" svg:y2="13.988cm">
              <text:p/>
            </draw:line>
            <draw:line draw:style-name="gr2" draw:text-style-name="P2" draw:layer="layout" svg:x1="10.063cm" svg:y1="12.896cm" svg:x2="10.063cm" svg:y2="13.98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53:00.518210956</meta:creation-date>
    <dc:date>2018-05-18T12:53:48.171351714</dc:date>
    <meta:editing-duration>PT48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